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officeooo:rsid="0006cfdb" officeooo:paragraph-rsid="0006cfdb"/>
    </style:style>
    <style:style style:name="P2" style:family="paragraph" style:parent-style-name="Preformatted_20_Text">
      <style:text-properties style:text-underline-style="solid" style:text-underline-width="auto" style:text-underline-color="font-color" officeooo:rsid="0006cfdb" officeooo:paragraph-rsid="00212300"/>
    </style:style>
    <style:style style:name="P3" style:family="paragraph" style:parent-style-name="Preformatted_20_Text">
      <style:text-properties style:text-underline-style="none" fo:font-weight="bold" officeooo:rsid="001e8ed5" officeooo:paragraph-rsid="001e8ed5" style:font-weight-asian="bold" style:font-weight-complex="bold"/>
    </style:style>
    <style:style style:name="P4" style:family="paragraph" style:parent-style-name="Preformatted_20_Text">
      <style:text-properties style:text-underline-style="none" fo:font-weight="bold" officeooo:rsid="001e8ed5" officeooo:paragraph-rsid="002321e5" style:font-weight-asian="bold" style:font-weight-complex="bold"/>
    </style:style>
    <style:style style:name="P5" style:family="paragraph" style:parent-style-name="Preformatted_20_Text">
      <style:text-properties style:text-underline-style="none" fo:font-weight="bold" officeooo:rsid="0006cfdb" officeooo:paragraph-rsid="0006cfdb" style:font-weight-asian="bold" style:font-weight-complex="bold"/>
    </style:style>
    <style:style style:name="P6" style:family="paragraph" style:parent-style-name="Preformatted_20_Text">
      <style:text-properties style:text-underline-style="none" fo:font-weight="bold" officeooo:rsid="0006cfdb" officeooo:paragraph-rsid="00212300" style:font-weight-asian="bold" style:font-weight-complex="bold"/>
    </style:style>
    <style:style style:name="P7" style:family="paragraph" style:parent-style-name="Preformatted_20_Text">
      <style:text-properties style:text-underline-style="none" fo:font-weight="bold" officeooo:rsid="002321e5" officeooo:paragraph-rsid="00212300" style:font-weight-asian="bold" style:font-weight-complex="bold"/>
    </style:style>
    <style:style style:name="P8" style:family="paragraph" style:parent-style-name="Preformatted_20_Text">
      <style:text-properties officeooo:paragraph-rsid="0006cfdb"/>
    </style:style>
    <style:style style:name="P9" style:family="paragraph" style:parent-style-name="Subtitle">
      <style:text-properties officeooo:rsid="00052ea9" officeooo:paragraph-rsid="00052ea9"/>
    </style:style>
    <style:style style:name="P10" style:family="paragraph" style:parent-style-name="Title">
      <style:text-properties officeooo:rsid="00052ea9" officeooo:paragraph-rsid="00052ea9"/>
    </style:style>
    <style:style style:name="P11" style:family="paragraph" style:parent-style-name="Text_20_body">
      <style:text-properties fo:font-weight="bold" officeooo:rsid="00052ea9" officeooo:paragraph-rsid="00052ea9" style:font-weight-asian="bold" style:font-weight-complex="bold"/>
    </style:style>
    <style:style style:name="P12" style:family="paragraph" style:parent-style-name="Text_20_body">
      <style:text-properties fo:font-weight="bold" officeooo:rsid="00052ea9" officeooo:paragraph-rsid="00212300" style:font-weight-asian="bold" style:font-weight-complex="bold"/>
    </style:style>
    <style:style style:name="P13" style:family="paragraph" style:parent-style-name="Preformatted_20_Text">
      <style:text-properties officeooo:paragraph-rsid="00212300"/>
    </style:style>
    <style:style style:name="T1" style:family="text">
      <style:text-properties officeooo:rsid="00091b9f"/>
    </style:style>
    <style:style style:name="T2" style:family="text">
      <style:text-properties officeooo:rsid="001e8ed5"/>
    </style:style>
    <style:style style:name="T3" style:family="text">
      <style:text-properties officeooo:rsid="002321e5"/>
    </style:style>
    <style:style style:name="T4" style:family="text">
      <style:text-properties officeooo:rsid="0027ca06"/>
    </style:style>
    <style:style style:name="T5" style:family="text">
      <style:text-properties officeooo:rsid="0028b4c6"/>
    </style:style>
    <style:style style:name="T6" style:family="text">
      <style:text-properties officeooo:rsid="002a214c"/>
    </style:style>
    <style:style style:name="T7" style:family="text">
      <style:text-properties officeooo:rsid="002bfb10"/>
    </style:style>
    <style:style style:name="T8" style:family="text">
      <style:text-properties officeooo:rsid="0034ce68"/>
    </style:style>
    <style:style style:name="fr1" style:family="graphic" style:parent-style-name="OLE">
      <style:graphic-properties style:vertical-pos="from-top" style:vertical-rel="paragraph" style:horizontal-pos="center" style:horizontal-rel="paragraph" fo:padding="0.049cm" fo:border="0.06pt solid #ff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A Lab-<text:span text:style-name="T5">1</text:span><text:span text:style-name="T8">1</text:span></text:p>
      <text:p text:style-name="P9"><text:span text:style-name="T6">02</text:span><text:span text:style-name="T1">/0</text:span><text:span text:style-name="T6">4</text:span><text:span text:style-name="T1">/2</text:span><text:span text:style-name="T7">02</text:span><text:span text:style-name="T1">5 – </text:span><text:s/>23096<text:span text:style-name="T7">2326</text:span> – <text:span text:style-name="T7">Davasam Karthikeya - AMILB</text:span></text:p>
      <text:p text:style-name="P11">Solved question (<text:span text:style-name="T6">Prim’s algorithm</text:span>):</text:p>
      <text:p text:style-name="Preformatted_20_Text">#include &lt;stdio.h&gt;</text:p>
      <text:p text:style-name="Preformatted_20_Text"/>
      <text:p text:style-name="Preformatted_20_Text">int a[4][4] = {</text:p>
      <text:p text:style-name="Preformatted_20_Text"><text:s text:c="4"/>{0, 3, 0, 2},</text:p>
      <text:p text:style-name="Preformatted_20_Text"><text:s text:c="4"/>{3, 0, 1, 0},</text:p>
      <text:p text:style-name="Preformatted_20_Text"><text:s text:c="4"/>{0, 1, 0, 5},</text:p>
      <text:p text:style-name="Preformatted_20_Text"><text:s text:c="4"/>{2, 0, 5, 0}</text:p>
      <text:p text:style-name="Preformatted_20_Text">};</text:p>
      <text:p text:style-name="Preformatted_20_Text">int t[4][4], root[4], parent[4], n = 4, i, j, value, e = 4, k = 0;</text:p>
      <text:p text:style-name="Preformatted_20_Text">int ivalue, jvalue, cost = 0, mincost = 0, TV[4], count = 0, present = 0;</text:p>
      <text:p text:style-name="Preformatted_20_Text"/>
      <text:p text:style-name="Preformatted_20_Text">int check_reach(int v) {</text:p>
      <text:p text:style-name="Preformatted_20_Text"><text:s text:c="4"/>for(<text:span text:style-name="T6">int </text:span>p = 1; p &lt;= count; p++)</text:p>
      <text:p text:style-name="Preformatted_20_Text"><text:s text:c="8"/>if (TV[p] == v)</text:p>
      <text:p text:style-name="Preformatted_20_Text"><text:s text:c="12"/>return 1;</text:p>
      <text:p text:style-name="Preformatted_20_Text"><text:s text:c="4"/>return 0;</text:p>
      <text:p text:style-name="Preformatted_20_Text">}</text:p>
      <text:p text:style-name="Preformatted_20_Text"/>
      <text:p text:style-name="Preformatted_20_Text">void prims() {</text:p>
      <text:p text:style-name="Preformatted_20_Text"><text:s text:c="4"/>while (e &amp;&amp; k &lt; n - 1) {</text:p>
      <text:p text:style-name="Preformatted_20_Text"><text:s text:c="8"/>for(i = 0; i &lt; n; i++)</text:p>
      <text:p text:style-name="Preformatted_20_Text"><text:s text:c="12"/>for(j = 0; j &lt; n; j++)</text:p>
      <text:p text:style-name="Preformatted_20_Text"><text:s text:c="16"/>if(a[i][j] != 0) {</text:p>
      <text:p text:style-name="Preformatted_20_Text"><text:s text:c="20"/>int x = check_reach(i), y = check_reach(j);</text:p>
      <text:p text:style-name="Preformatted_20_Text"><text:s text:c="20"/>if(x &amp;&amp; !y) {</text:p>
      <text:p text:style-name="Preformatted_20_Text"><text:s text:c="24"/>present = 1;</text:p>
      <text:p text:style-name="Preformatted_20_Text"><text:s text:c="24"/>if((a[i][j] &lt; cost) || (cost == 0)) {</text:p>
      <text:p text:style-name="Preformatted_20_Text"><text:s text:c="28"/>cost = a[i][j];</text:p>
      <text:p text:style-name="Preformatted_20_Text"><text:s text:c="28"/>ivalue = i;</text:p>
      <text:p text:style-name="Preformatted_20_Text"><text:s text:c="28"/>jvalue = j;</text:p>
      <text:p text:style-name="Preformatted_20_Text"><text:s text:c="24"/>}</text:p>
      <text:p text:style-name="Preformatted_20_Text"><text:s text:c="20"/>}</text:p>
      <text:p text:style-name="Preformatted_20_Text"><text:s text:c="16"/>}</text:p>
      <text:p text:style-name="Preformatted_20_Text"><text:s text:c="8"/>if (present == 0)</text:p>
      <text:p text:style-name="Preformatted_20_Text"><text:s text:c="12"/>break;</text:p>
      <text:p text:style-name="Preformatted_20_Text"><text:s text:c="8"/>a[ivalue][jvalue] = 0;</text:p>
      <text:p text:style-name="Preformatted_20_Text"><text:s text:c="8"/>a[jvalue][ivalue] = 0;</text:p>
      <text:p text:style-name="Preformatted_20_Text"><text:s text:c="8"/>e--;</text:p>
      <text:p text:style-name="Preformatted_20_Text"><text:s text:c="8"/>TV[++count] = jvalue;</text:p>
      <text:p text:style-name="Preformatted_20_Text"><text:s text:c="8"/>t[ivalue][jvalue] = cost;</text:p>
      <text:p text:style-name="Preformatted_20_Text"><text:s text:c="8"/>k++;</text:p>
      <text:p text:style-name="Preformatted_20_Text"><text:s text:c="8"/>present = cost = 0;</text:p>
      <text:p text:style-name="Preformatted_20_Text"><text:s text:c="4"/>}</text:p>
      <text:p text:style-name="Preformatted_20_Text">}</text:p>
      <text:p text:style-name="Preformatted_20_Text"/>
      <text:p text:style-name="Preformatted_20_Text">void display() {</text:p>
      <text:p text:style-name="Preformatted_20_Text"><text:s text:c="4"/>if(k == n - 1) {</text:p>
      <text:p text:style-name="Preformatted_20_Text"><text:s text:c="8"/>printf("\nMin. cost:");</text:p>
      <text:p text:style-name="Preformatted_20_Text"><text:s text:c="8"/>for<text:span text:style-name="T6">(</text:span>i = 0; i &lt; n; i++)</text:p>
      <text:p text:style-name="Preformatted_20_Text"><text:s text:c="12"/>for(j = 0; j &lt; n; j++) {</text:p>
      <text:p text:style-name="Preformatted_20_Text"><text:s text:c="16"/>if (t[i][j] != 0)</text:p>
      <text:p text:style-name="Preformatted_20_Text"><text:s text:c="20"/>printf("\n(%d, %d): %d", i, j, t[i][j]);</text:p>
      <text:p text:style-name="Preformatted_20_Text"><text:s text:c="16"/>mincost += t[i][j];</text:p>
      <text:p text:style-name="Preformatted_20_Text"><text:s text:c="12"/>}</text:p>
      <text:p text:style-name="Preformatted_20_Text"><text:s text:c="8"/>printf("\nTotal: %d\n", mincost);</text:p>
      <text:p text:style-name="Preformatted_20_Text"><text:soft-page-break/><text:s text:c="4"/>}</text:p>
      <text:p text:style-name="Preformatted_20_Text"><text:s text:c="4"/>else</text:p>
      <text:p text:style-name="Preformatted_20_Text"><text:s text:c="8"/>printf("\nGraph is not connected\n");</text:p>
      <text:p text:style-name="Preformatted_20_Text">}</text:p>
      <text:p text:style-name="Preformatted_20_Text"/>
      <text:p text:style-name="Preformatted_20_Text">void main() {</text:p>
      <text:p text:style-name="Preformatted_20_Text"><text:s text:c="4"/>TV[++count] = 1;</text:p>
      <text:p text:style-name="Preformatted_20_Text"><text:s text:c="4"/>prims();</text:p>
      <text:p text:style-name="Preformatted_20_Text"><text:s text:c="4"/>display();</text:p>
      <text:p text:style-name="Preformatted_20_Text">}</text:p>
      <text:p text:style-name="Preformatted_20_Text"/>
      <text:p text:style-name="P1">Output</text:p>
      <text:p text:style-name="P5">Min. cost:</text:p>
      <text:p text:style-name="P5">(0, 3): 2</text:p>
      <text:p text:style-name="P5">(1, 0): 3</text:p>
      <text:p text:style-name="P5">(1, 2): 1</text:p>
      <text:p text:style-name="P5">Total: 6</text:p>
      <text:p text:style-name="P5"/>
      <text:p text:style-name="P5"/>
      <text:p text:style-name="P11">Question 1 <text:span text:style-name="T3">(</text:span><text:span text:style-name="T6">Krushkal’s</text:span><text:span text:style-name="T3"> algorithm)</text:span>:</text:p>
      <text:p text:style-name="Preformatted_20_Text">#include &lt;stdio.h&gt;</text:p>
      <text:p text:style-name="Preformatted_20_Text"/>
      <text:p text:style-name="Preformatted_20_Text">int cost[4][4] = {</text:p>
      <text:p text:style-name="Preformatted_20_Text"><text:s text:c="4"/>{0, 3, 0, 2},</text:p>
      <text:p text:style-name="Preformatted_20_Text"><text:s text:c="4"/>{3, 0, 1, 0},</text:p>
      <text:p text:style-name="Preformatted_20_Text"><text:s text:c="4"/>{0, 1, 0, 5},</text:p>
      <text:p text:style-name="Preformatted_20_Text"><text:s text:c="4"/>{2, 0, 5, 0}</text:p>
      <text:p text:style-name="Preformatted_20_Text">};</text:p>
      <text:p text:style-name="Preformatted_20_Text">int <text:s/>p[4] = {};</text:p>
      <text:p text:style-name="Preformatted_20_Text"/>
      <text:p text:style-name="Preformatted_20_Text">int findF(int i) {</text:p>
      <text:p text:style-name="Preformatted_20_Text"><text:s text:c="4"/>while(p[i])</text:p>
      <text:p text:style-name="Preformatted_20_Text"><text:s text:c="8"/>i = p[i];</text:p>
      <text:p text:style-name="Preformatted_20_Text"><text:s text:c="4"/>return i;</text:p>
      <text:p text:style-name="Preformatted_20_Text">}</text:p>
      <text:p text:style-name="Preformatted_20_Text"/>
      <text:p text:style-name="Preformatted_20_Text">int uniF(int i,int j) {</text:p>
      <text:p text:style-name="Preformatted_20_Text"><text:s text:c="4"/>if(i != j) {</text:p>
      <text:p text:style-name="Preformatted_20_Text"><text:s text:c="8"/>p[j] = i;</text:p>
      <text:p text:style-name="Preformatted_20_Text"><text:s text:c="8"/>return 1;</text:p>
      <text:p text:style-name="Preformatted_20_Text"><text:s text:c="4"/>}</text:p>
      <text:p text:style-name="Preformatted_20_Text"><text:s text:c="4"/>return 0;</text:p>
      <text:p text:style-name="Preformatted_20_Text">}</text:p>
      <text:p text:style-name="Preformatted_20_Text"/>
      <text:p text:style-name="Preformatted_20_Text">void main() {</text:p>
      <text:p text:style-name="Preformatted_20_Text"><text:s text:c="4"/>int a, b, u, v, n = 4, min = 0;</text:p>
      <text:p text:style-name="Preformatted_20_Text"/>
      <text:p text:style-name="Preformatted_20_Text"><text:s text:c="4"/>for(int i = 0; i &lt; n; i++)</text:p>
      <text:p text:style-name="Preformatted_20_Text"><text:s text:c="8"/>for (int j = 0; j &lt; n; j++)</text:p>
      <text:p text:style-name="Preformatted_20_Text"><text:s text:c="12"/>if (cost[i][j] == 0) {</text:p>
      <text:p text:style-name="Preformatted_20_Text"><text:s text:c="16"/>cost[i][j] = 999999;</text:p>
      <text:p text:style-name="Preformatted_20_Text"><text:s text:c="12"/>}</text:p>
      <text:p text:style-name="Preformatted_20_Text"/>
      <text:p text:style-name="Preformatted_20_Text"><text:s text:c="4"/>printf("Min. cost:\n");</text:p>
      <text:p text:style-name="Preformatted_20_Text"><text:s text:c="4"/>for(int ne = 1; ne &lt; n; ne++) {</text:p>
      <text:p text:style-name="Preformatted_20_Text"><text:s text:c="8"/>int minVal = 999999;</text:p>
      <text:p text:style-name="Preformatted_20_Text"><text:s text:c="8"/>for(int i = 0; i &lt; n; i++)</text:p>
      <text:p text:style-name="Preformatted_20_Text"><text:s text:c="12"/>for(int j = 0; j &lt; n; j++)</text:p>
      <text:p text:style-name="Preformatted_20_Text"><text:s text:c="16"/>if(cost[i][j] &lt; minVal) {</text:p>
      <text:p text:style-name="Preformatted_20_Text"><text:s text:c="20"/>minVal = cost[i][j];</text:p>
      <text:p text:style-name="Preformatted_20_Text"><text:s text:c="20"/>a = u = i;</text:p>
      <text:p text:style-name="Preformatted_20_Text"><text:s text:c="20"/>b = v = j;</text:p>
      <text:p text:style-name="Preformatted_20_Text"><text:s text:c="16"/>}</text:p>
      <text:p text:style-name="Preformatted_20_Text"><text:soft-page-break/></text:p>
      <text:p text:style-name="Preformatted_20_Text"><text:s text:c="8"/>u = findF(u);</text:p>
      <text:p text:style-name="Preformatted_20_Text"><text:s text:c="8"/>v = findF(v);</text:p>
      <text:p text:style-name="Preformatted_20_Text"/>
      <text:p text:style-name="Preformatted_20_Text"><text:s text:c="8"/>if(uniF(u, v)) {</text:p>
      <text:p text:style-name="Preformatted_20_Text"><text:s text:c="12"/>printf("(%d, %d)\n", a, b);</text:p>
      <text:p text:style-name="Preformatted_20_Text"><text:s text:c="12"/>min += minVal;</text:p>
      <text:p text:style-name="Preformatted_20_Text"><text:s text:c="8"/>}</text:p>
      <text:p text:style-name="Preformatted_20_Text"/>
      <text:p text:style-name="Preformatted_20_Text"><text:s text:c="8"/>cost[a][b] = cost[b][a] = 999999;</text:p>
      <text:p text:style-name="Preformatted_20_Text"><text:s text:c="4"/>}</text:p>
      <text:p text:style-name="Preformatted_20_Text"><text:s text:c="4"/>printf("Total: %d\n", min);</text:p>
      <text:p text:style-name="Preformatted_20_Text">}</text:p>
      <text:p text:style-name="P8"/>
      <text:p text:style-name="P1">Output</text:p>
      <text:p text:style-name="P3">Min. cost:</text:p>
      <text:p text:style-name="P3">(1, 2)</text:p>
      <text:p text:style-name="P3">(0, 3)</text:p>
      <text:p text:style-name="P3">(0, 1)</text:p>
      <text:p text:style-name="P3">Min. cost: 6</text:p>
      <text:p text:style-name="P6"/>
      <text:p text:style-name="P12">Question <text:span text:style-name="T2">2 </text:span>(<text:span text:style-name="T6">Dijkstra’s</text:span><text:span text:style-name="T4"> algorithm</text:span>):</text:p>
      <text:p text:style-name="P13">#include &lt;stdio.h&gt;</text:p>
      <text:p text:style-name="P13"/>
      <text:p text:style-name="P13">#define MAX 4</text:p>
      <text:p text:style-name="P13"/>
      <text:p text:style-name="P13">int opCount = 0;</text:p>
      <text:p text:style-name="P13"/>
      <text:p text:style-name="P13">void dijkstra(int G[MAX][MAX], int startnode) {</text:p>
      <text:p text:style-name="P13"><text:s text:c="4"/>int cost[MAX][MAX], dist[MAX], pred[MAX];</text:p>
      <text:p text:style-name="P13"><text:s text:c="4"/>int visited[MAX], minDist, nextNod;</text:p>
      <text:p text:style-name="P13"/>
      <text:p text:style-name="P13"><text:s text:c="4"/>for (int i = 0; i &lt; MAX; i++)</text:p>
      <text:p text:style-name="P13"><text:s text:c="8"/>for (int j = 0; j &lt; MAX; j++)</text:p>
      <text:p text:style-name="P13"><text:s text:c="12"/>if (G[i][j] == 0)</text:p>
      <text:p text:style-name="P13"><text:s text:c="16"/>cost[i][j] = 999999;</text:p>
      <text:p text:style-name="P13"><text:s text:c="12"/>else</text:p>
      <text:p text:style-name="P13"><text:s text:c="16"/>cost[i][j] = G[i][j];</text:p>
      <text:p text:style-name="P13"/>
      <text:p text:style-name="P13"><text:s text:c="4"/>opCount = MAX * (MAX + 1);</text:p>
      <text:p text:style-name="P13"><text:s text:c="4"/>for (int i = 0; i &lt; MAX; i++) {</text:p>
      <text:p text:style-name="P13"><text:s text:c="8"/>dist[i] = cost[startnode][i];</text:p>
      <text:p text:style-name="P13"><text:s text:c="8"/>pred[i] = startnode;</text:p>
      <text:p text:style-name="P13"><text:s text:c="8"/>visited[i] = 0;</text:p>
      <text:p text:style-name="P13"><text:s text:c="4"/>}</text:p>
      <text:p text:style-name="P13"/>
      <text:p text:style-name="P13"><text:s text:c="4"/>dist[startnode] = 0;</text:p>
      <text:p text:style-name="P13"><text:s text:c="4"/>visited[startnode] = 1;</text:p>
      <text:p text:style-name="P13"/>
      <text:p text:style-name="P13"><text:s text:c="4"/>for(int count = 1; count &lt; MAX - 1; count++) {</text:p>
      <text:p text:style-name="P13"><text:s text:c="8"/>minDist = 999999;</text:p>
      <text:p text:style-name="P13"><text:s text:c="8"/>for (int i = 0; i &lt; MAX; i++)</text:p>
      <text:p text:style-name="P13"><text:s text:c="12"/>if (dist[i] &lt; minDist &amp;&amp; !visited[i]) {</text:p>
      <text:p text:style-name="P13"><text:s text:c="16"/>minDist = dist[i];</text:p>
      <text:p text:style-name="P13"><text:s text:c="16"/>nextNod = i;</text:p>
      <text:p text:style-name="P13"><text:s text:c="16"/>opCount++;</text:p>
      <text:p text:style-name="P13"><text:s text:c="12"/>}</text:p>
      <text:p text:style-name="P13"/>
      <text:p text:style-name="P13"><text:s text:c="8"/>visited[nextNod] = 1;</text:p>
      <text:p text:style-name="P13"><text:s text:c="8"/>for<text:span text:style-name="T6">(</text:span>int i = 0; i &lt; MAX; i++)</text:p>
      <text:p text:style-name="P13"><text:s text:c="12"/>if (!visited[i])</text:p>
      <text:p text:style-name="P13"><text:s text:c="16"/>if (minDist + cost[nextNod][i] &lt; dist[i]) {</text:p>
      <text:p text:style-name="P13"><text:s text:c="20"/>dist[i] = minDist + cost[nextNod][i];</text:p>
      <text:p text:style-name="P13"><text:soft-page-break/><text:s text:c="20"/>pred[i] = nextNod;</text:p>
      <text:p text:style-name="P13"><text:s text:c="20"/>opCount += 2;</text:p>
      <text:p text:style-name="P13"><text:s text:c="16"/>}</text:p>
      <text:p text:style-name="P13"><text:s text:c="4"/>}</text:p>
      <text:p text:style-name="P13"/>
      <text:p text:style-name="P13"><text:s text:c="4"/>for(int i = 0; i &lt; MAX; i++) {</text:p>
      <text:p text:style-name="P13"><text:s text:c="8"/>if (i != startnode) {</text:p>
      <text:p text:style-name="P13"><text:s text:c="12"/>if (dist[i] == 9999) {</text:p>
      <text:p text:style-name="P13"><text:s text:c="16"/>printf("No path for: %d, %d\n", i, startnode);</text:p>
      <text:p text:style-name="P13"><text:s text:c="12"/>} else {</text:p>
      <text:p text:style-name="P13"><text:s text:c="16"/>printf("Cost from %d: %d", i, dist[i]);</text:p>
      <text:p text:style-name="P13"><text:s text:c="16"/>printf("\nPath: %d", i);</text:p>
      <text:p text:style-name="P13"><text:s text:c="16"/>int j = i;</text:p>
      <text:p text:style-name="P13"><text:s text:c="16"/>do {</text:p>
      <text:p text:style-name="P13"><text:s text:c="20"/>j = pred[j];</text:p>
      <text:p text:style-name="P13"><text:s text:c="20"/>printf(" -&gt; %d", j);</text:p>
      <text:p text:style-name="P13"><text:s text:c="16"/>} while (j != startnode);</text:p>
      <text:p text:style-name="P13"><text:s text:c="12"/>}</text:p>
      <text:p text:style-name="P13"><text:s text:c="12"/>printf("\n");</text:p>
      <text:p text:style-name="P13"><text:s text:c="8"/>}</text:p>
      <text:p text:style-name="P13"><text:s text:c="4"/>}</text:p>
      <text:p text:style-name="P13">}</text:p>
      <text:p text:style-name="P13"/>
      <text:p text:style-name="P13">void main() {</text:p>
      <text:p text:style-name="P13"><text:s text:c="4"/>int G[MAX][MAX] = {</text:p>
      <text:p text:style-name="P13"><text:s text:c="8"/>{0, 3, 0, 2},</text:p>
      <text:p text:style-name="P13"><text:s text:c="8"/>{3, 0, 1, 0},</text:p>
      <text:p text:style-name="P13"><text:s text:c="8"/>{0, 1, 0, 5},</text:p>
      <text:p text:style-name="P13"><text:s text:c="8"/>{2, 0, 5, 0}</text:p>
      <text:p text:style-name="P13"><text:s text:c="4"/>};</text:p>
      <text:p text:style-name="P13"/>
      <text:p text:style-name="P13"><text:s text:c="4"/>int u;</text:p>
      <text:p text:style-name="P13"><text:s text:c="4"/>printf("Enter start: ");</text:p>
      <text:p text:style-name="P13"><text:s text:c="4"/>scanf("%d", &amp;u);</text:p>
      <text:p text:style-name="P13"/>
      <text:p text:style-name="P13"><text:s text:c="4"/>dijkstra(G, u);</text:p>
      <text:p text:style-name="P13"><text:s text:c="4"/>printf("\nOp. count: %d\n", opCount);</text:p>
      <text:p text:style-name="P13">}</text:p>
      <text:p text:style-name="P13"/>
      <text:p text:style-name="P2">Output</text:p>
      <text:p text:style-name="P7">Enter start: 2</text:p>
      <text:p text:style-name="P7">Cost from 0: 4</text:p>
      <text:p text:style-name="P7">Path: 0 -&gt; 1 -&gt; 2</text:p>
      <text:p text:style-name="P7">Cost from 1: 1</text:p>
      <text:p text:style-name="P7">Path: 1 -&gt; 2</text:p>
      <text:p text:style-name="P7">Cost from 3: 5</text:p>
      <text:p text:style-name="P7">Path: 3 -&gt; 2</text:p>
      <text:p text:style-name="P7">Op. count: 24</text:p>
      <text:p text:style-name="P4"><draw:frame draw:style-name="fr1" draw:name="Object3" text:anchor-type="char" svg:y="0.66cm" svg:width="15.998cm" svg:height="8.998cm" draw:z-index="0"><draw:object xlink:href="./Object 3" xlink:type="simple" xlink:show="embed" xlink:actuate="onLoad"/><draw:image xlink:href="./ObjectReplacements/Object 3" xlink:type="simple" xlink:show="embed" xlink:actuate="onLoad"/><svg:desc>chart</svg:desc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5-04-02T15:44:52.607479312</dc:date>
    <meta:editing-duration>PT2H</meta:editing-duration>
    <meta:editing-cycles>24</meta:editing-cycles>
    <meta:generator>LibreOffice/7.3.7.2$Linux_X86_64 LibreOffice_project/30$Build-2</meta:generator>
    <meta:document-statistic meta:table-count="0" meta:image-count="0" meta:object-count="1" meta:page-count="5" meta:paragraph-count="200" meta:word-count="732" meta:character-count="4790" meta:non-whitespace-character-count="2807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96cm" svg:height="8.895cm" xlink:href="." xlink:type="simple" chart:class="chart:line" chart:style-name="ch1">
        <chart:title svg:x="5.96cm" svg:y="0.313cm" chart:style-name="ch2">
          <text:p>Dijkstra's algorithm</text:p>
        </chart:title>
        <chart:plot-area chart:style-name="ch3" chart:data-source-has-labels="both" svg:x="1.328cm" svg:y="1.269cm" svg:width="14.251cm" svg:height="6.468cm">
          <chart:coordinate-region svg:x="2.135cm" svg:y="1.468cm" svg:width="13.35cm" svg:height="5.622cm"/>
          <chart:axis chart:dimension="x" chart:name="primary-x" chart:style-name="ch4" chartooo:axis-type="auto">
            <chartooo:date-scale/>
            <chart:title svg:x="7.483cm" svg:y="7.914cm" chart:style-name="ch5">
              <text:p>No. of nodes</text:p>
            </chart:title>
            <chart:categories table:cell-range-address="local-table.$A$2:.$A$10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248cm" chart:style-name="ch9">
              <text:p>Op. count</text:p>
            </chart:title>
            <chart:grid chart:style-name="ch6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-schoo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